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e2c" officeooo:paragraph-rsid="00145e2c"/>
    </style:style>
    <style:style style:name="T1" style:family="text">
      <style:text-properties officeooo:rsid="0014e9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m estranho da casa ao lado <text:s text:c="11"/></text:p>
      <text:p text:style-name="P1"/>
      <text:p text:style-name="P1">Era uma casa com ausência de felicidade, <text:span text:style-name="T1">com uma certa estranheza no ar,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1:54:46.119783546</meta:creation-date>
    <dc:date>2023-09-11T12:14:31.552295825</dc:date>
    <meta:editing-duration>PT9M35S</meta:editing-duration>
    <meta:editing-cycles>1</meta:editing-cycles>
    <meta:document-statistic meta:table-count="0" meta:image-count="0" meta:object-count="0" meta:page-count="1" meta:paragraph-count="2" meta:word-count="19" meta:character-count="115" meta:non-whitespace-character-count="85"/>
    <meta:generator>LibreOffice/6.4.7.2$Linux_X86_64 LibreOffice_project/40$Build-2</meta:generator>
  </office:meta>
</office:document-meta>
</file>